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Fine_20_Dashed_20__28_var_29_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255cm" svg:x2="3.54cm" svg:y2="5.445cm">
          <text:p/>
        </draw:line>
        <draw:line draw:style-name="gr1" draw:text-style-name="P1" draw:layer="layout" svg:x1="3.54cm" svg:y1="9.255cm" svg:x2="7.985cm" svg:y2="9.255cm">
          <text:p/>
        </draw:line>
        <draw:line draw:style-name="gr1" draw:text-style-name="P1" draw:layer="layout" svg:x1="10.541cm" svg:y1="9.255cm" svg:x2="10.541cm" svg:y2="5.445cm">
          <text:p/>
        </draw:line>
        <draw:line draw:style-name="gr1" draw:text-style-name="P1" draw:layer="layout" svg:x1="10.541cm" svg:y1="9.255cm" svg:x2="14.986cm" svg:y2="9.255cm">
          <text:p/>
        </draw:line>
        <draw:frame draw:style-name="gr2" draw:text-style-name="P2" draw:layer="layout" svg:width="3.563cm" svg:height="0.962cm" svg:x="10.9cm" svg:y="9.255cm">
          <draw:text-box>
            <text:p><text:span text:style-name="T1">Hair length</text:span></text:p>
          </draw:text-box>
        </draw:frame>
        <draw:frame draw:style-name="gr2" draw:text-style-name="P2" draw:layer="layout" svg:width="1.907cm" svg:height="0.962cm" svg:x="4.8cm" svg:y="9.255cm">
          <draw:text-box>
            <text:p><text:span text:style-name="T1">Time</text:span></text:p>
          </draw:text-box>
        </draw:frame>
        <draw:frame draw:style-name="gr2" draw:text-style-name="P2" draw:layer="layout" svg:width="3.351cm" svg:height="0.962cm" draw:transform="rotate (1.5707963267946) translate (2.428cm 9.169cm)">
          <draw:text-box>
            <text:p><text:span text:style-name="T1">Discharge</text:span></text:p>
          </draw:text-box>
        </draw:frame>
        <draw:custom-shape draw:style-name="gr3" draw:text-style-name="P1" draw:layer="layout" svg:width="0.254cm" svg:height="0.254cm" svg:x="11.03cm" svg:y="6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2.13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2.43cm" svg:y="6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13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83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73cm" svg:y="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25cm" svg:y1="6.715cm" svg:x2="14.335cm" svg:y2="7.985cm">
          <text:p/>
        </draw:line>
        <draw:custom-shape draw:style-name="gr3" draw:text-style-name="P1" draw:layer="layout" svg:width="0.254cm" svg:height="0.254cm" svg:x="3.83cm" svg:y="8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23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23cm" svg:y="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83cm" svg:y="7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6.53cm" svg:y="7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4.43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4.049cm" svg:height="0.735cm" draw:transform="rotate (0.22410027595603) translate (3.44613024353979cm 8.07116176971864cm)" svg:viewBox="0 0 4050 736" draw:points="0,17693 187,17685 516,17658 895,17558 1125,17440 1436,17342 1792,17270 2028,17273 2218,17334 2413,17446 2609,17626 2806,17807 2976,17880 3230,17954 3518,17952 3764,17992 4050,18006">
          <text:p/>
        </draw:polyline>
        <draw:frame draw:style-name="gr2" draw:text-style-name="P2" draw:layer="layout" svg:width="2.826cm" svg:height="0.962cm" draw:transform="rotate (1.5707963267946) translate (9.428cm 9.17cm)">
          <draw:text-box>
            <text:p><text:span text:style-name="T1">Car size</text:span></text:p>
          </draw:text-box>
        </draw:frame>
        <draw:custom-shape draw:style-name="gr3" draw:text-style-name="P1" draw:layer="layout" svg:width="0.254cm" svg:height="0.254cm" svg:x="4.53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0.649cm" svg:height="0.403cm" draw:transform="rotate (0.959232956895902) translate (8.94999363367848cm 4.8099955356268cm)" svg:viewBox="0 0 650 404" draw:points="0,20179 401,20179 284,20583 650,20535">
          <text:p/>
        </draw:polyline>
        <draw:frame draw:style-name="gr2" draw:text-style-name="P2" draw:layer="layout" svg:width="3.249cm" svg:height="0.962cm" svg:x="4.801cm" svg:y="4.155cm">
          <draw:text-box>
            <text:p><text:span text:style-name="T1">Observed</text:span></text:p>
          </draw:text-box>
        </draw:frame>
        <draw:frame draw:style-name="gr2" draw:text-style-name="P2" draw:layer="layout" svg:width="4.164cm" svg:height="0.962cm" svg:x="9.702cm" svg:y="4.155cm">
          <draw:text-box>
            <text:p><text:span text:style-name="T1">Model 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2-06-28T22:23:01</dc:date>
    <dc:creator>David Kneis</dc:creator>
    <meta:editing-duration>PT01H27M16S</meta:editing-duration>
    <meta:editing-cycles>8</meta:editing-cycles>
    <meta:document-statistic meta:object-count="26"/>
  </office:meta>
</office:document-meta>
</file>